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对象1" text:anchor-type="paragraph" svg:width="14.101cm" svg:height="9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15:53:47.062784000</meta:creation-date>
    <dc:date>2014-11-13T16:01:15.281410161</dc:date>
    <meta:editing-duration>P0D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/4.2.6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dd4814" draw:fill-image-width="0cm" draw:fill-image-height="0cm" draw:textarea-horizontal-align="justify" draw:textarea-vertical-align="middle" draw:auto-grow-height="false"/>
    </style:style>
    <style:style style:name="gr2" style:family="graphic" style:parent-style-name="standard">
      <style:graphic-properties draw:fill="hatch" draw:fill-color="#dd4814" draw:fill-hatch-name="Black_20_45_20_Degrees_20_Wide" draw:fill-image-width="0cm" draw:fill-image-height="0cm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默认">
        <draw:custom-shape draw:style-name="gr1" draw:text-style-name="P1" draw:layer="layout" svg:width="1cm" svg:height="2.9cm" svg:x="4.1cm" svg:y="3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2.9cm" svg:x="6.9cm" svg:y="3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2.9cm" svg:x="5.5cm" svg:y="3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2.9cm" svg:x="4.1cm" svg:y="3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2.9cm" svg:x="4.1cm" svg:y="3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2.9cm" svg:x="10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2.9cm" svg:x="8.4cm" svg:y="3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0.7cm" svg:x="4.2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cm" svg:height="0.6cm" svg:x="4.2cm" svg:y="5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0.7cm" svg:x="8.6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cm" svg:height="0.7cm" svg:x="8.6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6cm" svg:x="10.2cm" svg:y="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2cm" svg:y="4.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0.7cm" svg:height="0.6cm" svg:x="7.1cm" svg:y="5.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0.5cm" svg:height="0.5cm" svg:x="5.8cm" svg:y="5.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0.7cm" svg:height="0.7cm" svg:x="5.7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5cm" svg:height="4.8cm" svg:x="6.6cm" svg:y="2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